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5e14e" officeooo:paragraph-rsid="0005e14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5e14e" officeooo:paragraph-rsid="0007287a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5e14e" officeooo:paragraph-rsid="001270a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7287a" officeooo:paragraph-rsid="0007287a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e14e" officeooo:paragraph-rsid="0005e14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5e14e" officeooo:paragraph-rsid="0005e14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5e14e" officeooo:paragraph-rsid="000b992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5e14e" officeooo:paragraph-rsid="001270a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5e14e" officeooo:paragraph-rsid="0013ec4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5e14e" officeooo:paragraph-rsid="0019693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5e14e" officeooo:paragraph-rsid="001c14b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5e14e" officeooo:paragraph-rsid="001fa63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5e14e" officeooo:paragraph-rsid="002109d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7287a" officeooo:paragraph-rsid="0005e14e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7287a" officeooo:paragraph-rsid="0005e14e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a7173" officeooo:paragraph-rsid="000b9929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270a3" officeooo:paragraph-rsid="001270a3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270a3" officeooo:paragraph-rsid="00196937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270a3" officeooo:paragraph-rsid="002109d9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77bf1" officeooo:paragraph-rsid="0013ec42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a39d4" officeooo:paragraph-rsid="001c14b8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c14b8" officeooo:paragraph-rsid="001fa63f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270a3" officeooo:paragraph-rsid="001270a3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5e14e" officeooo:paragraph-rsid="0005e14e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5e14e" officeooo:paragraph-rsid="000fde1b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196937" officeooo:paragraph-rsid="00196937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96937" officeooo:paragraph-rsid="002109d9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196937" officeooo:paragraph-rsid="002109d9" style:font-size-asian="14pt" style:font-weight-asian="bold" style:font-size-complex="14pt" style:font-weight-complex="bold"/>
    </style:style>
    <style:style style:name="T1" style:family="text">
      <style:text-properties officeooo:rsid="001270a3"/>
    </style:style>
    <style:style style:name="T2" style:family="text">
      <style:text-properties officeooo:rsid="0005fa8e"/>
    </style:style>
    <style:style style:name="T3" style:family="text">
      <style:text-properties officeooo:rsid="0007287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5fa8e" style:font-style-asian="italic" style:font-style-complex="italic"/>
    </style:style>
    <style:style style:name="T6" style:family="text">
      <style:text-properties fo:font-style="italic" officeooo:rsid="0007287a" style:font-style-asian="italic" style:font-style-complex="italic"/>
    </style:style>
    <style:style style:name="T7" style:family="text">
      <style:text-properties fo:font-style="italic" officeooo:rsid="000a7173" style:font-style-asian="italic" style:font-style-complex="italic"/>
    </style:style>
    <style:style style:name="T8" style:family="text">
      <style:text-properties fo:font-style="italic" officeooo:rsid="000b9929" style:font-style-asian="italic" style:font-style-complex="italic"/>
    </style:style>
    <style:style style:name="T9" style:family="text">
      <style:text-properties fo:font-style="italic" officeooo:rsid="000d0b73" style:font-style-asian="italic" style:font-style-complex="italic"/>
    </style:style>
    <style:style style:name="T10" style:family="text">
      <style:text-properties fo:font-style="italic" officeooo:rsid="0010a597" style:font-style-asian="italic" style:font-style-complex="italic"/>
    </style:style>
    <style:style style:name="T11" style:family="text">
      <style:text-properties fo:font-style="italic" officeooo:rsid="001270a3" style:font-style-asian="italic" style:font-style-complex="italic"/>
    </style:style>
    <style:style style:name="T12" style:family="text">
      <style:text-properties fo:font-style="italic" officeooo:rsid="0013ec42" style:font-style-asian="italic" style:font-style-complex="italic"/>
    </style:style>
    <style:style style:name="T13" style:family="text">
      <style:text-properties fo:font-style="italic" officeooo:rsid="00158d99" style:font-style-asian="italic" style:font-style-complex="italic"/>
    </style:style>
    <style:style style:name="T14" style:family="text">
      <style:text-properties fo:font-style="italic" officeooo:rsid="00194c92" style:font-style-asian="italic" style:font-style-complex="italic"/>
    </style:style>
    <style:style style:name="T15" style:family="text">
      <style:text-properties fo:font-style="italic" officeooo:rsid="00196937" style:font-style-asian="italic" style:font-style-complex="italic"/>
    </style:style>
    <style:style style:name="T16" style:family="text">
      <style:text-properties fo:font-style="italic" officeooo:rsid="001a39d4" style:font-style-asian="italic" style:font-style-complex="italic"/>
    </style:style>
    <style:style style:name="T17" style:family="text">
      <style:text-properties fo:font-style="italic" officeooo:rsid="001c14b8" style:font-style-asian="italic" style:font-style-complex="italic"/>
    </style:style>
    <style:style style:name="T18" style:family="text">
      <style:text-properties fo:font-style="italic" officeooo:rsid="00218f1d" style:font-style-asian="italic" style:font-style-complex="italic"/>
    </style:style>
    <style:style style:name="T19" style:family="text">
      <style:text-properties fo:font-style="italic" officeooo:rsid="0021c540" style:font-style-asian="italic" style:font-style-complex="italic"/>
    </style:style>
    <style:style style:name="T20" style:family="text">
      <style:text-properties fo:font-style="italic" officeooo:rsid="0022b56c" style:font-style-asian="italic" style:font-style-complex="italic"/>
    </style:style>
    <style:style style:name="T21" style:family="text">
      <style:text-properties fo:font-style="italic" officeooo:rsid="0008c27f" fo:background-color="transparent" loext:char-shading-value="0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05fa8e" style:font-style-asian="normal" style:font-style-complex="normal"/>
    </style:style>
    <style:style style:name="T24" style:family="text">
      <style:text-properties fo:font-style="normal" officeooo:rsid="0007287a" style:font-style-asian="normal" style:font-style-complex="normal"/>
    </style:style>
    <style:style style:name="T25" style:family="text">
      <style:text-properties fo:font-style="normal" officeooo:rsid="000a7173" style:font-style-asian="normal" style:font-style-complex="normal"/>
    </style:style>
    <style:style style:name="T26" style:family="text">
      <style:text-properties fo:font-style="normal" officeooo:rsid="000b9929" style:font-style-asian="normal" style:font-style-complex="normal"/>
    </style:style>
    <style:style style:name="T27" style:family="text">
      <style:text-properties fo:font-style="normal" officeooo:rsid="000d0b73" style:font-style-asian="normal" style:font-style-complex="normal"/>
    </style:style>
    <style:style style:name="T28" style:family="text">
      <style:text-properties fo:font-style="normal" officeooo:rsid="000fde1b" style:font-style-asian="normal" style:font-style-complex="normal"/>
    </style:style>
    <style:style style:name="T29" style:family="text">
      <style:text-properties fo:font-style="normal" officeooo:rsid="0010032d" style:font-style-asian="normal" style:font-style-complex="normal"/>
    </style:style>
    <style:style style:name="T30" style:family="text">
      <style:text-properties fo:font-style="normal" officeooo:rsid="0010a597" style:font-style-asian="normal" style:font-style-complex="normal"/>
    </style:style>
    <style:style style:name="T31" style:family="text">
      <style:text-properties fo:font-style="normal" officeooo:rsid="001270a3" style:font-style-asian="normal" style:font-style-complex="normal"/>
    </style:style>
    <style:style style:name="T32" style:family="text">
      <style:text-properties fo:font-style="normal" officeooo:rsid="0013ec42" style:font-style-asian="normal" style:font-style-complex="normal"/>
    </style:style>
    <style:style style:name="T33" style:family="text">
      <style:text-properties fo:font-style="normal" officeooo:rsid="00158d99" style:font-style-asian="normal" style:font-style-complex="normal"/>
    </style:style>
    <style:style style:name="T34" style:family="text">
      <style:text-properties fo:font-style="normal" officeooo:rsid="00177bf1" style:font-style-asian="normal" style:font-style-complex="normal"/>
    </style:style>
    <style:style style:name="T35" style:family="text">
      <style:text-properties fo:font-style="normal" officeooo:rsid="00194c92" style:font-style-asian="normal" style:font-style-complex="normal"/>
    </style:style>
    <style:style style:name="T36" style:family="text">
      <style:text-properties fo:font-style="normal" officeooo:rsid="00196937" style:font-style-asian="normal" style:font-style-complex="normal"/>
    </style:style>
    <style:style style:name="T37" style:family="text">
      <style:text-properties fo:font-style="normal" officeooo:rsid="001a39d4" style:font-style-asian="normal" style:font-style-complex="normal"/>
    </style:style>
    <style:style style:name="T38" style:family="text">
      <style:text-properties fo:font-style="normal" officeooo:rsid="001c14b8" style:font-style-asian="normal" style:font-style-complex="normal"/>
    </style:style>
    <style:style style:name="T39" style:family="text">
      <style:text-properties fo:font-style="normal" officeooo:rsid="001fa63f" style:font-style-asian="normal" style:font-style-complex="normal"/>
    </style:style>
    <style:style style:name="T40" style:family="text">
      <style:text-properties fo:font-style="normal" officeooo:rsid="002109d9" style:font-style-asian="normal" style:font-style-complex="normal"/>
    </style:style>
    <style:style style:name="T41" style:family="text">
      <style:text-properties fo:font-style="normal" officeooo:rsid="00218f1d" style:font-style-asian="normal" style:font-style-complex="normal"/>
    </style:style>
    <style:style style:name="T42" style:family="text">
      <style:text-properties fo:font-style="normal" officeooo:rsid="0021c540" style:font-style-asian="normal" style:font-style-complex="normal"/>
    </style:style>
    <style:style style:name="T43" style:family="text">
      <style:text-properties fo:font-style="normal" officeooo:rsid="0022b56c" style:font-style-asian="normal" style:font-style-complex="normal"/>
    </style:style>
    <style:style style:name="T44" style:family="text">
      <style:text-properties officeooo:rsid="0007d581"/>
    </style:style>
    <style:style style:name="T45" style:family="text">
      <style:text-properties officeooo:rsid="0008c27f" fo:background-color="transparent" loext:char-shading-value="0"/>
    </style:style>
    <style:style style:name="T46" style:family="text">
      <style:text-properties officeooo:rsid="0007d581" fo:background-color="transparent" loext:char-shading-value="0"/>
    </style:style>
    <style:style style:name="T47" style:family="text">
      <style:text-properties officeooo:rsid="000a71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Martial DUVERNEIX</text:p>
      <text:p text:style-name="P23">Teiki PEPIN</text:p>
      <text:p text:style-name="P3"><text:line-break/>Rapport</text:p>
      <text:p text:style-name="P2"><text:span text:style-name="T3">S</text:span>ystème<text:span text:style-name="T3">s</text:span> d’exploitation </text:p>
      <text:p text:style-name="P4">Projet 1 : Entrées/Sorties</text:p>
      <text:p text:style-name="P1"/>
      <text:p text:style-name="P1"/>
      <text:p text:style-name="P24">I – Bilan :</text:p>
      <text:p text:style-name="P5"/>
      <text:p text:style-name="P6"><text:tab/>Dans le cadre de la mise en place d’un mécanisme d’entrée-sortie sous Nachos, nous avons commencé par l’étude des fichiers sources de la console fournis. Nous avons procédé à des modifications basiques à ces fichiers afin de changer le comportement de la console. Ensuite, nous avons créé une console synchrone dans le but est d’encapsuler un mécanisme d’entrées-sorties synchrones à base de sémaphores. Nous avons implémenté dans un fichier C les fonctions <text:span text:style-name="T4">SynchConsole</text:span>, <text:span text:style-name="T4">~SynchConsole</text:span>, <text:span text:style-name="T4">SynchPutChar</text:span>, <text:span text:style-name="T4">SynchGetChar</text:span> <text:span text:style-name="T2">et ajouté ce fichier au </text:span><text:span text:style-name="T5">Makefile</text:span><text:span text:style-name="T2"> afin que notre nouvelle console soit compilée avec le reste des fichiers de Nachos. Nous avons modifié les fichiers </text:span><text:span text:style-name="T5">main.cc </text:span><text:span text:style-name="T2">et </text:span><text:span text:style-name="T5">progtest.cc </text:span><text:span text:style-name="T2">afin de permettre à Nachos de lancer notre console synchrone.</text:span></text:p>
      <text:p text:style-name="P5"/>
      <text:p text:style-name="P6"><text:tab/><text:span text:style-name="T2">Par la suite, nous avons rajouté un appel système dans Nachos permettant de lancer notre fonction </text:span><text:span text:style-name="T5">SynchPutChar</text:span><text:span text:style-name="T2"> en éditant le fichier </text:span><text:span text:style-name="T5">syscall.h</text:span><text:span text:style-name="T2">. Nous avons également rajouté la définition en assembleur de notre appel système </text:span><text:span text:style-name="T5">PutChar</text:span><text:span text:style-name="T2">. Nous avons permis à Nachos de gérer notre appel système en tant qu’exception non critique en ajoutant un appel à notre console dans le fichier </text:span><text:span text:style-name="T5">exception.cc</text:span><text:span text:style-name="T23"> </text:span><text:span text:style-name="T24">et en la définissant lors de l’initialisation du système via </text:span><text:span text:style-name="T6">system.cc</text:span><text:span text:style-name="T24">. Cela nous permet de lancer des programmes de test fonctionnels qui font plusieurs appels à notre appel système.</text:span></text:p>
      <text:p text:style-name="P14"/>
      <text:p text:style-name="P15"><text:tab/><text:span text:style-name="T44">Nous avons ensuite </text:span><text:span text:style-name="T46">continu</text:span><text:span text:style-name="T45">é avec la suite logique à ces modifications en rajoutant à notre </text:span><text:span text:style-name="T21">SynchConsole</text:span><text:span text:style-name="T45"> une fonction </text:span><text:span text:style-name="T21">SynchPutString</text:span><text:span text:style-name="T45"> permettant d’afficher une chaîne de caractères en entrée en se basant sur plusieurs </text:span><text:span text:style-name="T21">SynchPutChar</text:span><text:span text:style-name="T45"> successifs. De même, un appel système correspondant est ajouté. Celui-ci nécessite l’utilisation d’une autre fonction (</text:span><text:span text:style-name="T21">copyStringFromMachine)</text:span><text:span text:style-name="T45"> que nous avons créé permettant la traduction caractère par caractère du monde utilisateur MIPS vers le monde noyau.</text:span></text:p>
      <text:p text:style-name="P7"><text:line-break/><text:tab/><text:span text:style-name="T47">De façon similaire, nous avons ensuite implémenté les fonctions </text:span><text:span text:style-name="T7">SynchGetChar</text:span><text:span text:style-name="T25"> et </text:span><text:span text:style-name="T7">SynchGetString </text:span><text:span text:style-name="T25">et les appels systèmes </text:span><text:span text:style-name="T7">GetChar</text:span><text:span text:style-name="T25"> et </text:span><text:span text:style-name="T7">GetString</text:span><text:span text:style-name="T25">. Ces fonctions permettent, comme leur nom l’indique, de recupérer un caractère et une chaîne de caractère respectivement. </text:span><text:span text:style-name="T7">GetString</text:span><text:span text:style-name="T25"> fait appel à une nouvelle fonction </text:span><text:span text:style-name="T7">copyStringToMachine</text:span><text:span text:style-name="T25"> qui fait la même traduction que la fonction </text:span><text:span text:style-name="T7">copyStringFromMachine</text:span><text:span text:style-name="T25"> mais en sens inverse.</text:span></text:p>
      <text:p text:style-name="P16"/>
      <text:p text:style-name="P7"><text:span text:style-name="T25"><text:tab/></text:span><text:span text:style-name="T26">Enfin, nous avons retiré les appels à </text:span><text:span text:style-name="T8">Halt( )</text:span><text:span text:style-name="T26"> de nos programmes de test. L’appel système </text:span><text:span text:style-name="T8">Exit( )</text:span><text:span text:style-name="T26"> est désormais appelé par Nachos après l’exécution de nos programmes utilisateurs mais celui-ci n’est pas une exception reconnue. Nous avons donc rajouté une gestion du cas </text:span><text:span text:style-name="T8">SC_Exit</text:span><text:span text:style-name="T26"> à notre fichier </text:span><text:span text:style-name="T8">exception.cc</text:span><text:span text:style-name="T26"> qui fait simplement un appel à </text:span><text:span text:style-name="T8">Halt( )</text:span><text:span text:style-name="T26"> afin de se débarrasser des appels manuels à </text:span><text:span text:style-name="T8">Halt</text:span><text:span text:style-name="T26"> de nos fichiers de test et des erreurs conséquentes. De même, si l’on souhaite </text:span><text:span text:style-name="T27">récupérer</text:span><text:span text:style-name="T26"> la valeur de retour </text:span><text:span text:style-name="T27">des </text:span><text:span text:style-name="T9">main</text:span><text:span text:style-name="T27"> de nos programmes, nous pouvons le faire dans le fichier </text:span><text:span text:style-name="T9">shell.c</text:span><text:span text:style-name="T27"> au niveau du </text:span><text:span text:style-name="T9">Join</text:span><text:span text:style-name="T27"> qui attend la fin du processus donné en argument avant de renvoyer sa valeur de retour. Le main du fichier </text:span><text:span text:style-name="T9">shell</text:span><text:span text:style-name="T27"> est initialement appelé dans la routine </text:span><text:span text:style-name="T9">__start</text:span><text:span text:style-name="T27"> de </text:span><text:span text:style-name="T9">start.S</text:span><text:span text:style-name="T27">.</text:span></text:p>
      <text:p text:style-name="P25"><text:soft-page-break/><text:span text:style-name="T27">I</text:span><text:span text:style-name="T28">I</text:span><text:span text:style-name="T27"> – </text:span><text:span text:style-name="T28">Points délicats </text:span><text:span text:style-name="T27">:</text:span></text:p>
      <text:p text:style-name="P8"><text:line-break/><text:tab/><text:span text:style-name="T28">Parmi</text:span><text:span text:style-name="T25"> </text:span><text:span text:style-name="T28">le travail effectué, </text:span><text:span text:style-name="T29">plusieurs sections </text:span><text:span text:style-name="T30">ont posé des difficultés. Initialement, la mise au point de </text:span><text:span text:style-name="T10">SynchConsole</text:span><text:span text:style-name="T30"> a causé des soucis dans la manière dont elle devait implémenter la console originale de Nachos et émuler les fonctions d’entrées-sorties Unix (</text:span><text:span text:style-name="T10">putchar</text:span><text:span text:style-name="T30">, </text:span><text:span text:style-name="T10">getchar</text:span><text:span text:style-name="T30"> et </text:span><text:span text:style-name="T10">fgets</text:span><text:span text:style-name="T30">). </text:span><text:span text:style-name="T31">Après plusieurs tentatives, une répartition fonctionnelle du code entre la console synchrone et les fonctions de la consoles standard a été trouvée, permettant ainsi de faire fonctionner la console avec nos sémaphores.</text:span></text:p>
      <text:p text:style-name="P17"/>
      <text:p text:style-name="P8"><text:span text:style-name="T31"><text:tab/>Un autre point délicat de ce projet était la lecture et la modification du fichier </text:span><text:span text:style-name="T11">start.S</text:span><text:span text:style-name="T31">. Ce-dernier étant écrit en langage assembleur. Le langage nous étant majoritairement inconnu à tous les deux, le travail de compréhension du fichier a été accompagné de beaucoup de recherche et de documentation en ligne. Cela nous a permis de comprendre les modifications que nous y avons apporté avec </text:span><text:span text:style-name="T11">PutChar</text:span><text:span text:style-name="T31">, </text:span><text:span text:style-name="T11">PutString</text:span><text:span text:style-name="T31">, </text:span><text:span text:style-name="T11">GetChar</text:span><text:span text:style-name="T31"> et </text:span><text:span text:style-name="T11">GetString,</text:span><text:span text:style-name="T31"> et surtout le déroulement des étapes à l’initialisation via </text:span><text:span text:style-name="T11">__start</text:span><text:span text:style-name="T31">.</text:span></text:p>
      <text:p text:style-name="P17"/>
      <text:p text:style-name="P9"><text:span text:style-name="T31"><text:tab/></text:span><text:span text:style-name="T32">L’écriture de la procédure </text:span><text:span text:style-name="T12">int copyStringFromMachine(int from, char *to, unsigned size)</text:span><text:span text:style-name="T32"> s’est avérée particulièrement difficile. Celle-ci faisant la traduction des adresses utilisateurs virtuelles aux adresses physiques en utilisant la fonction </text:span><text:span text:style-name="T12">ReadMem</text:span><text:span text:style-name="T32">, en faisant des conversions de </text:span><text:span text:style-name="T12">int</text:span><text:span text:style-name="T32"> à </text:span><text:span text:style-name="T12">char</text:span><text:span text:style-name="T32">, </text:span><text:span text:style-name="T33">en se souciant de la taille de la chaîne, de la taille désignée par l’utilisateur, et de la taille maximum permis par l’implémentation. La combinaison des ces facteurs délicats nous a initialement bloqué jusqu’à que chacun de ces points ne soit parfaitement compris et qu’un code fonctionnel soit implémenté. </text:span><text:span text:style-name="T43">On notera, entre autres, le fait que la fonction </text:span><text:span text:style-name="T20">ReadMem</text:span><text:span text:style-name="T43"> a pour argument </text:span><text:span text:style-name="T20">int *value</text:span><text:span text:style-name="T43">, ce qui nous oblige a cast notre adresse de destination to dû à la différence de représentation en mémoire entre les </text:span><text:span text:style-name="T20">ints</text:span><text:span text:style-name="T43"> et les </text:span><text:span text:style-name="T20">chars</text:span><text:span text:style-name="T43">. </text:span><text:span text:style-name="T33">La fonction similaire </text:span><text:span text:style-name="T13">copyStringToMachine</text:span><text:span text:style-name="T33"> n’a ainsi pas posé de problème, celle-ci réutilisant principalement </text:span><text:span text:style-name="T34">les points clés précédemment mentionnés.</text:span></text:p>
      <text:p text:style-name="P20"/>
      <text:p text:style-name="P10"><text:span text:style-name="T34"><text:tab/>La dernière difficulté </text:span><text:span text:style-name="T35">conséquente </text:span><text:span text:style-name="T34">que nous avons rencontré </text:span><text:span text:style-name="T35">au cours de ce projet concerne la suppression de l’appel à </text:span><text:span text:style-name="T14">Halt( )</text:span><text:span text:style-name="T35"> de nos programmes de test. Cela provoquait l’affichage d’un message d’erreur ("</text:span><text:span text:style-name="T14">Unimplemented system call</text:span><text:span text:style-name="T35">") à la fin de l’exécution de nos programmes. </text:span><text:span text:style-name="T36">Nous n’avions pas immédiatement remarqué que le message d’erreur était produit par </text:span><text:span text:style-name="T15">exception.cc</text:span><text:span text:style-name="T36"> et que l’identifiant d’appel système fourni nous permettrait d’identifier que Nachos tentait d’appeler </text:span><text:span text:style-name="T15">Exit( )</text:span><text:span text:style-name="T36">. Ce n’est que bien plus tard que nous avons fait ce lien et avons résolu le problème par l’ajout du cas de </text:span><text:span text:style-name="T15">SC_Exit</text:span><text:span text:style-name="T36"> dans </text:span><text:span text:style-name="T15">exception.cc</text:span><text:span text:style-name="T36">. Nous avons d’ailleurs remarqué par la suite que l’appel à </text:span><text:span text:style-name="T15">Exit( )</text:span><text:span text:style-name="T36"> se faisait dans </text:span><text:span text:style-name="T15">start.S</text:span><text:span text:style-name="T36">.</text:span></text:p>
      <text:p text:style-name="P26"><text:span text:style-name="T27">I</text:span><text:span text:style-name="T22">II- Limitations :</text:span></text:p>
      <text:p text:style-name="P18"/>
      <text:p text:style-name="P12"><text:span text:style-name="T31"><text:tab/></text:span><text:span text:style-name="T36">Il y a certains points clés de notre implémentation qui imposent des limitations. </text:span><text:span text:style-name="T38">En cas de fin de fichier lors de notre appel </text:span><text:span text:style-name="T17">GetChar</text:span><text:span text:style-name="T38">, le caractère EOF est pris par notre console et la saisie est interrompue, le programme continuant ensuite avec le reste de son exécution.</text:span></text:p>
      <text:p text:style-name="P22"/>
      <text:p text:style-name="P12"><text:span text:style-name="T38"><text:tab/></text:span><text:span text:style-name="T37">Les fonctions </text:span><text:span text:style-name="T16">copyStringFromMachine</text:span><text:span text:style-name="T37"> et </text:span><text:span text:style-name="T16">copyStringToMachine</text:span><text:span text:style-name="T37"> ont été créées dans une librairie séparée afin de permettre leur réutilisation par la suite (</text:span><text:span text:style-name="T16">userprog/copystring.h</text:span><text:span text:style-name="T37"> et </text:span><text:span text:style-name="T16">userprog/copystring.c</text:span><text:span text:style-name="T18">c</text:span><text:span text:style-name="T37">).</text:span></text:p>
      <text:p text:style-name="P21"/>
      <text:p text:style-name="P11"><text:span text:style-name="T37"><text:tab/>De plus, ces fonctions utilise une constante </text:span><text:span text:style-name="T16">MAX_STRING_SIZE </text:span><text:span text:style-name="T37">que nous avons définie dans </text:span><text:span text:style-name="T16">system.h</text:span><text:span text:style-name="T37"> (actuellement un entier de valeur 100). Cette constante est aussi utilisée dans </text:span><text:span text:style-name="T16">exception.cc</text:span><text:span text:style-name="T37">. Cette double utilisation de la constante afin d’éviter un dépassement de tampon en mémoire est redondante mais nous permettrait d’utiliser les fonctions </text:span><text:span text:style-name="T16">copyString…</text:span><text:span text:style-name="T37"> en dehors de </text:span><text:span text:style-name="T16">exception.cc </text:span><text:span text:style-name="T37">ou de remplacer ces fonctions dans ce même fichier sans perdre en robustesse dans notre implémentation.</text:span></text:p>
      <text:p text:style-name="P21"/>
      <text:p text:style-name="P11"><text:span text:style-name="T37"><text:tab/></text:span><text:span text:style-name="T38">Nos implémentations des appels système </text:span><text:span text:style-name="T17">PutString</text:span><text:span text:style-name="T38"> et </text:span><text:span text:style-name="T17">GetString</text:span><text:span text:style-name="T38"> font usage </text:span><text:span text:style-name="T39">d’un buffer que l’on alloue au début et que l’on libère à la fin de chaque appel système afin d’éviter des fuites mémoire.</text:span></text:p>
      <text:p text:style-name="P27"><text:span text:style-name="T27"/></text:p>
      <text:p text:style-name="P28"><text:span text:style-name="T27">I</text:span><text:span text:style-name="T40">V - Tests</text:span><text:span text:style-name="T22"> :</text:span></text:p>
      <text:p text:style-name="P19"/>
      <text:p text:style-name="P13"><text:span text:style-name="T31"><text:tab/></text:span><text:span text:style-name="T41">Nous avons mis en place un programme de test pour chaque appel système implémenté. Le programme se trouvant dans le fichier </text:span><text:span text:style-name="T18">putchar.c</text:span><text:span text:style-name="T41"> affiche à l’écran plusieurs caractères successifs avant de se terminer. Le fichier </text:span><text:span text:style-name="T18">getchar.c</text:span><text:span text:style-name="T41"> permet de récupérer un caractère saisi par l’utilisateur avant de l’afficher, permettant ainsi de vérifier que le caractère a été correctement enregistré. Le fichier </text:span><text:span text:style-name="T18">putstring.c</text:span><text:span text:style-name="T41"> affiche plusieurs chaînes de caractères quelconques. La taille des chaînes affichées peut varier afin de tester l’efficacité de la limitation de taille implémentée comme décrit précédemment. </text:span><text:span text:style-name="T42">Le fichier </text:span><text:span text:style-name="T19">getstring.c</text:span><text:span text:style-name="T42"> nous permet de récupérer une chaîne de caractère saisie par l’utilisateur (la saisie se termine lors d’un retour à la ligne dans la console) avant de l’afficher à l’écran pour confirmer qu’il a été correctement enregistré. La taille de la chaîne saisie est ici aussi modifiable afin de permettre de tester la résistance aux dépassement de tamp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270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tab/><text:span text:style-name="MT1">Page </text:span><text:span text:style-name="MT1"><text:page-number text:select-page="current">1</text:page-number></text:span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3:17:29.896959172</meta:creation-date>
    <dc:date>2017-10-16T08:17:57.438828169</dc:date>
    <meta:editing-duration>PT49M58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4" meta:paragraph-count="24" meta:word-count="1220" meta:character-count="7976" meta:non-whitespace-character-count="6758"/>
  </office:meta>
</office:document-meta>
</file>